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1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46mm"/>
    </style:style>
    <style:style style:name="co2" style:family="table-column">
      <style:table-column-properties fo:break-before="auto" style:column-width="110.17mm"/>
    </style:style>
    <style:style style:name="co3" style:family="table-column">
      <style:table-column-properties fo:break-before="auto" style:column-width="63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3.19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10099" number:language="pt" number:country="BR">
      <number:boolean/>
    </number:boolean-style>
    <style:style style:name="ce3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Spranq eco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pranq eco sans1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Spranq eco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 Tabelas ou arquivos em colunas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LAN GMAIL</text:p>
          </table:table-cell>
          <table:table-cell table:style-name="ce10" office:value-type="string" calcext:value-type="string">
            <text:p>BATIMENTO REPLICA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WA_BATIMENTO_PAGAMENTO</text:p>
          </table:table-cell>
          <table:table-cell table:formula="of:=([.A2]=[.B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CALENDARIO_SIAFI</text:p>
          </table:table-cell>
          <table:table-cell table:formula="of:=([.A3]=[.B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CONTROLE_ETC</text:p>
          </table:table-cell>
          <table:table-cell table:formula="of:=([.A4]=[.B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DIA_ACUM</text:p>
          </table:table-cell>
          <table:table-cell table:formula="of:=([.A5]=[.B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DIA_ACUM_SEM_ANO_MES</text:p>
          </table:table-cell>
          <table:table-cell table:formula="of:=([.A6]=[.B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MES_ACUM</text:p>
          </table:table-cell>
          <table:table-cell table:formula="of:=([.A7]=[.B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MES_ACUM_SEM_ANO</text:p>
          </table:table-cell>
          <table:table-cell table:formula="of:=([.A8]=[.B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MES_ZERO_SEM_ANO</text:p>
          </table:table-cell>
          <table:table-cell table:formula="of:=([.A9]=[.B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MSC_CONTA_CONTABIL</text:p>
          </table:table-cell>
          <table:table-cell table:formula="of:=([.A10]=[.B1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MSC_FONTE_RECURSO</text:p>
          </table:table-cell>
          <table:table-cell table:formula="of:=([.A11]=[.B11])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WD_SVRF_CPC_PR_4CLA</text:p>
          </table:table-cell>
        </table:table-row>
        <table:table-row table:style-name="ro2">
          <table:table-cell table:number-columns-repeated="2" office:value-type="string" calcext:value-type="string">
            <text:p>WA_MSC_NATUREZA_DESPESA_DETA</text:p>
          </table:table-cell>
          <table:table-cell table:formula="of:=([.A12]=[.B1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MSC_PODER_ORGAO</text:p>
          </table:table-cell>
          <table:table-cell table:formula="of:=([.A13]=[.B1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SALDO_CLASSE</text:p>
          </table:table-cell>
          <table:table-cell table:formula="of:=([.A14]=[.B1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A_TP_ERRO</text:p>
          </table:table-cell>
          <table:table-cell table:formula="of:=([.A15]=[.B1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BA</text:p>
          </table:table-cell>
          <table:table-cell table:formula="of:=([.A16]=[.B1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BER_ENCE_EVENTO</text:p>
          </table:table-cell>
          <table:table-cell table:formula="of:=([.A17]=[.B1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CAO_PF</text:p>
          </table:table-cell>
          <table:table-cell table:formula="of:=([.A18]=[.B1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CAO_PI</text:p>
          </table:table-cell>
          <table:table-cell table:formula="of:=([.A19]=[.B1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CAO_PT</text:p>
          </table:table-cell>
          <table:table-cell table:formula="of:=([.A20]=[.B2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COMPANHAMENTO_PO</text:p>
          </table:table-cell>
          <table:table-cell table:formula="of:=([.A21]=[.B2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DITIVO_TV</text:p>
          </table:table-cell>
          <table:table-cell table:formula="of:=([.A22]=[.B2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GENCIA_BANCARIA</text:p>
          </table:table-cell>
          <table:table-cell table:formula="of:=([.A23]=[.B2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LINEA_NARE</text:p>
          </table:table-cell>
          <table:table-cell table:formula="of:=([.A24]=[.B2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LINEA2_NARE</text:p>
          </table:table-cell>
          <table:table-cell table:formula="of:=([.A25]=[.B2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MPLITUDE_UG</text:p>
          </table:table-cell>
          <table:table-cell table:formula="of:=([.A26]=[.B26])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WD_SVRF_PLPJ_EMP_ANUAL</text:p>
          </table:table-cell>
        </table:table-row>
        <table:table-row table:style-name="ro2">
          <table:table-cell table:number-columns-repeated="2" office:value-type="string" calcext:value-type="string">
            <text:p>WD_ANO</text:p>
          </table:table-cell>
          <table:table-cell table:formula="of:=([.A27]=[.B2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REA_ATUACAO_CARGO</text:p>
          </table:table-cell>
          <table:table-cell table:formula="of:=([.A28]=[.B2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REA_ATUACAO_SIORG</text:p>
          </table:table-cell>
          <table:table-cell table:formula="of:=([.A29]=[.B2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TIVIDADE_GOVERNO</text:p>
          </table:table-cell>
          <table:table-cell table:formula="of:=([.A30]=[.B3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TRIBUTO</text:p>
          </table:table-cell>
          <table:table-cell table:formula="of:=([.A31]=[.B3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AUTOR_EMENDA</text:p>
          </table:table-cell>
          <table:table-cell table:formula="of:=([.A32]=[.B3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BANCO</text:p>
          </table:table-cell>
          <table:table-cell table:formula="of:=([.A33]=[.B3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LENDARIO_SIAFI</text:p>
          </table:table-cell>
          <table:table-cell table:formula="of:=([.A34]=[.B3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LENDARIO_TESOURO</text:p>
          </table:table-cell>
          <table:table-cell table:formula="of:=([.A35]=[.B3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MBIO_EVENTO</text:p>
          </table:table-cell>
          <table:table-cell table:formula="of:=([.A36]=[.B3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RGO</text:p>
          </table:table-cell>
          <table:table-cell table:formula="of:=([.A37]=[.B3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RGO_BASICO</text:p>
          </table:table-cell>
          <table:table-cell table:formula="of:=([.A38]=[.B3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TEGORIA_ECONOMICA_NADE</text:p>
          </table:table-cell>
          <table:table-cell table:formula="of:=([.A39]=[.B3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TEGORIA_ECONOMICA_NARE</text:p>
          </table:table-cell>
          <table:table-cell table:formula="of:=([.A40]=[.B4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TEGORIA_ECONOMICA2_NARE</text:p>
          </table:table-cell>
          <table:table-cell table:formula="of:=([.A41]=[.B4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TEGORIA_GASTO_NADE</text:p>
          </table:table-cell>
          <table:table-cell table:formula="of:=([.A42]=[.B4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TEGORIA_ITEM</text:p>
          </table:table-cell>
          <table:table-cell table:formula="of:=([.A43]=[.B4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ATEGORIA_SIORG</text:p>
          </table:table-cell>
          <table:table-cell table:formula="of:=([.A44]=[.B4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CON_ROTEIRO_EVENTO</text:p>
          </table:table-cell>
          <table:table-cell table:formula="of:=([.A45]=[.B4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ELULA_ORCAMENTARIA</text:p>
          </table:table-cell>
          <table:table-cell table:formula="of:=([.A46]=[.B4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ENTRO_CUSTO</text:p>
          </table:table-cell>
          <table:table-cell table:formula="of:=([.A47]=[.B4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LASSE_CARGO</text:p>
          </table:table-cell>
          <table:table-cell table:formula="of:=([.A48]=[.B4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LASSE_CCON</text:p>
          </table:table-cell>
          <table:table-cell table:formula="of:=([.A49]=[.B4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LASSE_EVENTO</text:p>
          </table:table-cell>
          <table:table-cell table:formula="of:=([.A50]=[.B5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LASSE_EXERCICIO_CCON</text:p>
          </table:table-cell>
          <table:table-cell table:formula="of:=([.A51]=[.B5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ONTA_CONTABIL</text:p>
          </table:table-cell>
          <table:table-cell table:formula="of:=([.A52]=[.B5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ONTA_CONTABIL_EXERCICIO</text:p>
          </table:table-cell>
          <table:table-cell table:formula="of:=([.A53]=[.B5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ONTA_CONTABIL_RUBRICA_VINC</text:p>
          </table:table-cell>
          <table:table-cell table:formula="of:=([.A54]=[.B5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ONTA_CORRENTE</text:p>
          </table:table-cell>
          <table:table-cell table:formula="of:=([.A55]=[.B5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OTA_PARTE</text:p>
          </table:table-cell>
          <table:table-cell table:formula="of:=([.A56]=[.B5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CRONOGRAMA_TV</text:p>
          </table:table-cell>
          <table:table-cell table:formula="of:=([.A57]=[.B5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WD_DESTINACAO_RECEITA</text:p>
          </table:table-cell>
          <table:table-cell table:formula="of:=([.A58]=[.B58])" office:value-type="boolean" office:boolean-value="true" calcext:value-type="boolean">
            <text:p>VERDADEIRO</text:p>
          </table:table-cell>
          <table:table-cell/>
          <table:table-cell table:style-name="ce5" office:value-type="string" calcext:value-type="string">
            <text:p>WD_DETA_ORCA_FINA_DARF</text:p>
          </table:table-cell>
        </table:table-row>
        <table:table-row table:style-name="ro2">
          <table:table-cell table:number-columns-repeated="2" office:value-type="string" calcext:value-type="string">
            <text:p>WD_DESTINACAO_RECOLHIMENTO</text:p>
          </table:table-cell>
          <table:table-cell table:formula="of:=([.A59]=[.B5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CREDITO_ORGAO</text:p>
          </table:table-cell>
          <table:table-cell table:formula="of:=([.A60]=[.B6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FONTE</text:p>
          </table:table-cell>
          <table:table-cell table:formula="of:=([.A61]=[.B6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FONTE_EVENTO</text:p>
          </table:table-cell>
          <table:table-cell table:formula="of:=([.A62]=[.B6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INSCRICAO_EVENTO</text:p>
          </table:table-cell>
          <table:table-cell table:formula="of:=([.A63]=[.B6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ORCA_FINA_DAR</text:p>
          </table:table-cell>
          <table:table-cell table:formula="of:=([.A64]=[.B6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ORCA_FINA_DARF</text:p>
          </table:table-cell>
          <table:table-cell table:formula="of:=([.A65]=[.B6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ORCA_FINA_GFIP</text:p>
          </table:table-cell>
          <table:table-cell table:formula="of:=([.A66]=[.B6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ORCA_FINA_GPS</text:p>
          </table:table-cell>
          <table:table-cell table:formula="of:=([.A67]=[.B6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ORCA_FINA_GRU</text:p>
          </table:table-cell>
          <table:table-cell table:formula="of:=([.A68]=[.B6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_PI_EVENTO</text:p>
          </table:table-cell>
          <table:table-cell table:formula="of:=([.A69]=[.B6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ETALHE_ACOMP_PO</text:p>
          </table:table-cell>
          <table:table-cell table:formula="of:=([.A70]=[.B7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IA</text:p>
          </table:table-cell>
          <table:table-cell table:formula="of:=([.A71]=[.B7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IA_BASE</text:p>
          </table:table-cell>
          <table:table-cell table:formula="of:=([.A72]=[.B7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IVIDA_EXTERNA</text:p>
          </table:table-cell>
          <table:table-cell table:formula="of:=([.A73]=[.B7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DAR</text:p>
          </table:table-cell>
          <table:table-cell table:formula="of:=([.A74]=[.B7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DARF</text:p>
          </table:table-cell>
          <table:table-cell table:formula="of:=([.A75]=[.B7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FINA_LINHA_TV</text:p>
          </table:table-cell>
          <table:table-cell table:formula="of:=([.A76]=[.B7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GFIP</text:p>
          </table:table-cell>
          <table:table-cell table:formula="of:=([.A77]=[.B7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GPS</text:p>
          </table:table-cell>
          <table:table-cell table:formula="of:=([.A78]=[.B7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GRU</text:p>
          </table:table-cell>
          <table:table-cell table:formula="of:=([.A79]=[.B7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HABIL</text:p>
          </table:table-cell>
          <table:table-cell table:formula="of:=([.A80]=[.B8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C</text:p>
          </table:table-cell>
          <table:table-cell table:formula="of:=([.A81]=[.B8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D</text:p>
          </table:table-cell>
          <table:table-cell table:formula="of:=([.A82]=[.B8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E</text:p>
          </table:table-cell>
          <table:table-cell table:formula="of:=([.A83]=[.B8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E_ITEM</text:p>
          </table:table-cell>
          <table:table-cell table:formula="of:=([.A84]=[.B8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L</text:p>
          </table:table-cell>
          <table:table-cell table:formula="of:=([.A85]=[.B8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S</text:p>
          </table:table-cell>
          <table:table-cell table:formula="of:=([.A86]=[.B8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NT</text:p>
          </table:table-cell>
          <table:table-cell table:formula="of:=([.A87]=[.B8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OB</text:p>
          </table:table-cell>
          <table:table-cell table:formula="of:=([.A88]=[.B8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ORCA_LINHA_TV</text:p>
          </table:table-cell>
          <table:table-cell table:formula="of:=([.A89]=[.B8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ORIGEM</text:p>
          </table:table-cell>
          <table:table-cell table:formula="of:=([.A90]=[.B9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PE</text:p>
          </table:table-cell>
          <table:table-cell table:formula="of:=([.A91]=[.B9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PERMITIDO_EVENTO</text:p>
          </table:table-cell>
          <table:table-cell table:formula="of:=([.A92]=[.B9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PF</text:p>
          </table:table-cell>
          <table:table-cell table:formula="of:=([.A93]=[.B9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_RA</text:p>
          </table:table-cell>
          <table:table-cell table:formula="of:=([.A94]=[.B9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UMENTO</text:p>
          </table:table-cell>
          <table:table-cell table:formula="of:=([.A95]=[.B9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UMENTO_CONTABIL_TV</text:p>
          </table:table-cell>
          <table:table-cell table:formula="of:=([.A96]=[.B9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UMENTO_FINANCEIRO_TV</text:p>
          </table:table-cell>
          <table:table-cell table:formula="of:=([.A97]=[.B9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CUMENTO_ORCAMENTARIO_TV</text:p>
          </table:table-cell>
          <table:table-cell table:formula="of:=([.A98]=[.B9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DOMICILIO_BANCARIO</text:p>
          </table:table-cell>
          <table:table-cell table:formula="of:=([.A99]=[.B9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LEMENTO_DESPESA_NADE</text:p>
          </table:table-cell>
          <table:table-cell table:formula="of:=([.A100]=[.B100])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WD_ESCOLARIDADE_CARGO</text:p>
          </table:table-cell>
        </table:table-row>
        <table:table-row table:style-name="ro2">
          <table:table-cell table:number-columns-repeated="2" office:value-type="string" calcext:value-type="string">
            <text:p>WD_EMDE_ADITIVO_TV</text:p>
          </table:table-cell>
          <table:table-cell table:formula="of:=([.A101]=[.B10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MPRESA_DESTINATARIA_TV</text:p>
          </table:table-cell>
          <table:table-cell table:formula="of:=([.A102]=[.B10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NCERRAMENTO_CCON</text:p>
          </table:table-cell>
          <table:table-cell table:formula="of:=([.A103]=[.B10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NTIDADE</text:p>
          </table:table-cell>
          <table:table-cell table:formula="of:=([.A104]=[.B10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NTIDADE_DOBA</text:p>
          </table:table-cell>
          <table:table-cell table:formula="of:=([.A105]=[.B10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NVIO_FITA_ONLINE_GFIP</text:p>
          </table:table-cell>
          <table:table-cell table:formula="of:=([.A106]=[.B10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NVIO_FITA_ONLINE_OB</text:p>
          </table:table-cell>
          <table:table-cell table:formula="of:=([.A107]=[.B10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_ESCOLARIDADE</text:p>
          </table:table-cell>
          <table:table-cell/>
          <table:table-cell table:formula="of:=([.A108]=[.B108]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COLARIDADE_CARGO</text:p>
          </table:table-cell>
          <table:table-cell table:formula="of:=([.A109]=[.B10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FERA_ADMIN_TV</text:p>
          </table:table-cell>
          <table:table-cell table:formula="of:=([.A110]=[.B11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FERA_ADMIN_UG</text:p>
          </table:table-cell>
          <table:table-cell table:formula="of:=([.A111]=[.B11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FERA_ORCAMENTARIA</text:p>
          </table:table-cell>
          <table:table-cell table:formula="of:=([.A112]=[.B11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FERA_SIORG</text:p>
          </table:table-cell>
          <table:table-cell table:formula="of:=([.A113]=[.B11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DETA_ND</text:p>
          </table:table-cell>
          <table:table-cell table:formula="of:=([.A114]=[.B11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GR_RA</text:p>
          </table:table-cell>
          <table:table-cell table:formula="of:=([.A115]=[.B11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LISTA_ITENS_NE</text:p>
          </table:table-cell>
          <table:table-cell table:formula="of:=([.A116]=[.B11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NE</text:p>
          </table:table-cell>
          <table:table-cell table:formula="of:=([.A117]=[.B11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RA</text:p>
          </table:table-cell>
          <table:table-cell table:formula="of:=([.A118]=[.B11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RECEITA_NARE</text:p>
          </table:table-cell>
          <table:table-cell table:formula="of:=([.A119]=[.B11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PECIE_RECEITA2_NARE</text:p>
          </table:table-cell>
          <table:table-cell table:formula="of:=([.A120]=[.B12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TADO_DOC_HABIL</text:p>
          </table:table-cell>
          <table:table-cell table:formula="of:=([.A121]=[.B12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STADO_MUNICIPIO_UG</text:p>
          </table:table-cell>
          <table:table-cell table:formula="of:=([.A122]=[.B12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VENTO</text:p>
          </table:table-cell>
          <table:table-cell table:formula="of:=([.A123]=[.B12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VENTO_COMPLEMENTAR</text:p>
          </table:table-cell>
          <table:table-cell table:formula="of:=([.A124]=[.B12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XER_EMISSAO_NE</text:p>
          </table:table-cell>
          <table:table-cell table:formula="of:=([.A125]=[.B12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XERCICIO_ADITIVO_TV</text:p>
          </table:table-cell>
          <table:table-cell table:formula="of:=([.A126]=[.B12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XERCICIO_TV</text:p>
          </table:table-cell>
          <table:table-cell table:formula="of:=([.A127]=[.B12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EXIG_EQUI_NATU_EVENTO</text:p>
          </table:table-cell>
          <table:table-cell table:formula="of:=([.A128]=[.B12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AIXA_ETARIA</text:p>
          </table:table-cell>
          <table:table-cell table:formula="of:=([.A129]=[.B12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AVORECIDO_EVENTO</text:p>
          </table:table-cell>
          <table:table-cell table:formula="of:=([.A130]=[.B13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NTE_CADASTRO</text:p>
          </table:table-cell>
          <table:table-cell table:formula="of:=([.A131]=[.B13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NTE_INSCRICAO_1_EVENTO</text:p>
          </table:table-cell>
          <table:table-cell table:formula="of:=([.A132]=[.B13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NTE_INSCRICAO_2_EVENTO</text:p>
          </table:table-cell>
          <table:table-cell table:formula="of:=([.A133]=[.B13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NTE_RECURSO</text:p>
          </table:table-cell>
          <table:table-cell table:formula="of:=([.A134]=[.B13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NTE_RECURSO_DETA</text:p>
          </table:table-cell>
          <table:table-cell table:formula="of:=([.A135]=[.B13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RMA_UTILIZACAO_CPR</text:p>
          </table:table-cell>
          <table:table-cell table:formula="of:=([.A136]=[.B13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ORMACAO_PROFISSIONAL</text:p>
          </table:table-cell>
          <table:table-cell table:formula="of:=([.A137]=[.B13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PAS</text:p>
          </table:table-cell>
          <table:table-cell table:formula="of:=([.A138]=[.B13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UNCAO</text:p>
          </table:table-cell>
          <table:table-cell table:formula="of:=([.A139]=[.B13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UNCAO_PT</text:p>
          </table:table-cell>
          <table:table-cell table:formula="of:=([.A140]=[.B14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FUNCAO_UG</text:p>
          </table:table-cell>
          <table:table-cell table:formula="of:=([.A141]=[.B14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ESTAO</text:p>
          </table:table-cell>
          <table:table-cell table:formula="of:=([.A142]=[.B14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FIP</text:p>
          </table:table-cell>
          <table:table-cell table:formula="of:=([.A143]=[.B14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CARGO</text:p>
          </table:table-cell>
          <table:table-cell table:formula="of:=([.A144]=[.B14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CCON</text:p>
          </table:table-cell>
          <table:table-cell table:formula="of:=([.A145]=[.B14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CREDOR_DIEX</text:p>
          </table:table-cell>
          <table:table-cell table:formula="of:=([.A146]=[.B14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DE_FONTE</text:p>
          </table:table-cell>
          <table:table-cell table:formula="of:=([.A147]=[.B14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DE_FONTE_DETA</text:p>
          </table:table-cell>
          <table:table-cell table:formula="of:=([.A148]=[.B14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DESPESA_NADE</text:p>
          </table:table-cell>
          <table:table-cell table:formula="of:=([.A149]=[.B14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EXERCICIO_CCON</text:p>
          </table:table-cell>
          <table:table-cell table:formula="of:=([.A150]=[.B15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FONTE</text:p>
          </table:table-cell>
          <table:table-cell table:formula="of:=([.A151]=[.B15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RUBRICA</text:p>
          </table:table-cell>
          <table:table-cell table:formula="of:=([.A152]=[.B15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GRUPO_SIT_VINC_SERV</text:p>
          </table:table-cell>
          <table:table-cell table:formula="of:=([.A153]=[.B15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HABILIT_PROFISSIONAL</text:p>
          </table:table-cell>
          <table:table-cell table:formula="of:=([.A154]=[.B15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DADE</text:p>
          </table:table-cell>
          <table:table-cell table:formula="of:=([.A155]=[.B15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DENTIFICADOR_ACOMP_PO</text:p>
          </table:table-cell>
          <table:table-cell table:formula="of:=([.A156]=[.B15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DOC</text:p>
          </table:table-cell>
          <table:table-cell table:formula="of:=([.A157]=[.B15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DUSO</text:p>
          </table:table-cell>
          <table:table-cell table:formula="of:=([.A158]=[.B15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ACAO_PT</text:p>
          </table:table-cell>
          <table:table-cell table:formula="of:=([.A159]=[.B15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ACOM_INTENSIVO_CEOR</text:p>
          </table:table-cell>
          <table:table-cell table:formula="of:=([.A160]=[.B16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DOCUMENTO_FINANCEIRO_TV</text:p>
          </table:table-cell>
          <table:table-cell table:formula="of:=([.A161]=[.B16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INVERTE_SALDO_CCON</text:p>
          </table:table-cell>
          <table:table-cell table:formula="of:=([.A162]=[.B16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MEIO_FIM_ACAO_PT</text:p>
          </table:table-cell>
          <table:table-cell table:formula="of:=([.A163]=[.B16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PRECATORIO_CEOR</text:p>
          </table:table-cell>
          <table:table-cell table:formula="of:=([.A164]=[.B16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PRSE_CEOR</text:p>
          </table:table-cell>
          <table:table-cell table:formula="of:=([.A165]=[.B16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RESULTADO_EOF_CEOR</text:p>
          </table:table-cell>
          <table:table-cell table:formula="of:=([.A166]=[.B16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RESULTADO_LEI_CEOR</text:p>
          </table:table-cell>
          <table:table-cell table:formula="of:=([.A167]=[.B16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RESULTADO_RECEITA</text:p>
          </table:table-cell>
          <table:table-cell table:formula="of:=([.A168]=[.B16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RP_RESULTADO_EOF_CEOR</text:p>
          </table:table-cell>
          <table:table-cell table:formula="of:=([.A169]=[.B16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RP_RESULTADO_LEI_CEOR</text:p>
          </table:table-cell>
          <table:table-cell table:formula="of:=([.A170]=[.B17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TP_ACRESCIMO</text:p>
          </table:table-cell>
          <table:table-cell table:formula="of:=([.A171]=[.B17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TP_CREDITO_CEOR</text:p>
          </table:table-cell>
          <table:table-cell table:formula="of:=([.A172]=[.B17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_TP_SALDO_CCON</text:p>
          </table:table-cell>
          <table:table-cell table:formula="of:=([.A173]=[.B17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GEST_SACO_EVENTO</text:p>
          </table:table-cell>
          <table:table-cell table:formula="of:=([.A174]=[.B17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GESTAO_EMITENTE_EVENTO</text:p>
          </table:table-cell>
          <table:table-cell table:formula="of:=([.A175]=[.B17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GESTAO_FAVO_EVENTO</text:p>
          </table:table-cell>
          <table:table-cell table:formula="of:=([.A176]=[.B17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NADE_EVENTO</text:p>
          </table:table-cell>
          <table:table-cell table:formula="of:=([.A177]=[.B17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UG_EMITENTE_EVENTO</text:p>
          </table:table-cell>
          <table:table-cell table:formula="of:=([.A178]=[.B17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UG_FAVORECIDO_EVENTO</text:p>
          </table:table-cell>
          <table:table-cell table:formula="of:=([.A179]=[.B17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_UG_SACO_EVENTO</text:p>
          </table:table-cell>
          <table:table-cell table:formula="of:=([.A180]=[.B18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DICADOR_EFEITO_ICC</text:p>
          </table:table-cell>
          <table:table-cell table:formula="of:=([.A181]=[.B18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ICIATIVA_PT</text:p>
          </table:table-cell>
          <table:table-cell table:formula="of:=([.A182]=[.B18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NTEGRACAO_BALANCO_CCON</text:p>
          </table:table-cell>
          <table:table-cell table:formula="of:=([.A183]=[.B18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TEM_CCON</text:p>
          </table:table-cell>
          <table:table-cell table:formula="of:=([.A184]=[.B18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TEM_DECODIFICADO_CCON</text:p>
          </table:table-cell>
          <table:table-cell table:formula="of:=([.A185]=[.B18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TEM_EXERCICIO_CCON</text:p>
          </table:table-cell>
          <table:table-cell table:formula="of:=([.A186]=[.B18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ITEM_INFORMACAO</text:p>
          </table:table-cell>
          <table:table-cell table:formula="of:=([.A187]=[.B18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JORNADA_CARGO</text:p>
          </table:table-cell>
          <table:table-cell table:formula="of:=([.A188]=[.B18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JORNADA_TRABALHO</text:p>
          </table:table-cell>
          <table:table-cell table:formula="of:=([.A189]=[.B18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ANC_NSSALDO_CCON</text:p>
          </table:table-cell>
          <table:table-cell table:formula="of:=([.A190]=[.B19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ANCAMENTO_ORGAO_CCON</text:p>
          </table:table-cell>
          <table:table-cell table:formula="of:=([.A191]=[.B19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ANCAMENTO_UG_CCON</text:p>
          </table:table-cell>
          <table:table-cell table:formula="of:=([.A192]=[.B19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NC</text:p>
          </table:table-cell>
          <table:table-cell table:formula="of:=([.A193]=[.B19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ND</text:p>
          </table:table-cell>
          <table:table-cell table:formula="of:=([.A194]=[.B19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NL</text:p>
          </table:table-cell>
          <table:table-cell table:formula="of:=([.A195]=[.B19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NS</text:p>
          </table:table-cell>
          <table:table-cell table:formula="of:=([.A196]=[.B19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NT</text:p>
          </table:table-cell>
          <table:table-cell table:formula="of:=([.A197]=[.B19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OB</text:p>
          </table:table-cell>
          <table:table-cell table:formula="of:=([.A198]=[.B19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PE</text:p>
          </table:table-cell>
          <table:table-cell table:formula="of:=([.A199]=[.B19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PF</text:p>
          </table:table-cell>
          <table:table-cell table:formula="of:=([.A200]=[.B20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NHA_EVENTO_RA</text:p>
          </table:table-cell>
          <table:table-cell table:formula="of:=([.A201]=[.B20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STA_BANCO_OB</text:p>
          </table:table-cell>
          <table:table-cell table:formula="of:=([.A202]=[.B20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STA_CREDOR_OB</text:p>
          </table:table-cell>
          <table:table-cell table:formula="of:=([.A203]=[.B20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STA_FATURA_OB</text:p>
          </table:table-cell>
          <table:table-cell table:formula="of:=([.A204]=[.B20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STA_ITENS_NE</text:p>
          </table:table-cell>
          <table:table-cell table:formula="of:=([.A205]=[.B20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ISTA_PRECATORIO_OB</text:p>
          </table:table-cell>
          <table:table-cell table:formula="of:=([.A206]=[.B20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LOCALIZADOR_GASTO_PT</text:p>
          </table:table-cell>
          <table:table-cell table:formula="of:=([.A207]=[.B20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ATRIZ_FILIAL_UG</text:p>
          </table:table-cell>
          <table:table-cell table:formula="of:=([.A208]=[.B20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EIO_PAGAMENTO_RA</text:p>
          </table:table-cell>
          <table:table-cell table:formula="of:=([.A209]=[.B20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ES</text:p>
          </table:table-cell>
          <table:table-cell table:formula="of:=([.A210]=[.B21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ES_BASE</text:p>
          </table:table-cell>
          <table:table-cell table:formula="of:=([.A211]=[.B21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ODALIDADE_APLICACAO_NADE</text:p>
          </table:table-cell>
          <table:table-cell table:formula="of:=([.A212]=[.B21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ODALIDADE_LICITACAO_NE</text:p>
          </table:table-cell>
          <table:table-cell table:formula="of:=([.A213]=[.B21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OEDA</text:p>
          </table:table-cell>
          <table:table-cell table:formula="of:=([.A214]=[.B21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OLI_INCOMPATIVEL_NADE</text:p>
          </table:table-cell>
          <table:table-cell table:formula="of:=([.A215]=[.B21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OTIVO_INADIMPLENCIA_TV</text:p>
          </table:table-cell>
          <table:table-cell table:formula="of:=([.A216]=[.B21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MUNICIPIO</text:p>
          </table:table-cell>
          <table:table-cell table:formula="of:=([.A217]=[.B21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CONTRATO_DIEX</text:p>
          </table:table-cell>
          <table:table-cell table:formula="of:=([.A218]=[.B21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DESPESA</text:p>
          </table:table-cell>
          <table:table-cell table:formula="of:=([.A219]=[.B21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DESPESA_DETA</text:p>
          </table:table-cell>
          <table:table-cell table:formula="of:=([.A220]=[.B22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INFORMACAO_CCON</text:p>
          </table:table-cell>
          <table:table-cell table:formula="of:=([.A221]=[.B22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JURIDICA_SIORG</text:p>
          </table:table-cell>
          <table:table-cell table:formula="of:=([.A222]=[.B22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OBRIGACAO_DIEX</text:p>
          </table:table-cell>
          <table:table-cell table:formula="of:=([.A223]=[.B22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RECEITA</text:p>
          </table:table-cell>
          <table:table-cell table:formula="of:=([.A224]=[.B22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ATUREZA_RECEITA2</text:p>
          </table:table-cell>
          <table:table-cell table:formula="of:=([.A225]=[.B22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IVEL_CARGO</text:p>
          </table:table-cell>
          <table:table-cell table:formula="of:=([.A226]=[.B22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IVEL_CLASSE_CARGO_EFETIVO</text:p>
          </table:table-cell>
          <table:table-cell table:formula="of:=([.A227]=[.B22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NIVEL_FUNCAO</text:p>
          </table:table-cell>
          <table:table-cell table:formula="of:=([.A228]=[.B22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BJETIVO_PT</text:p>
          </table:table-cell>
          <table:table-cell table:formula="of:=([.A229]=[.B22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PCAO_PAGA_LIFA_OB</text:p>
          </table:table-cell>
          <table:table-cell table:formula="of:=([.A230]=[.B23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PER_CONTRAGARANTIA_DIEX</text:p>
          </table:table-cell>
          <table:table-cell table:formula="of:=([.A231]=[.B23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CA_FISCAL_ORGAO</text:p>
          </table:table-cell>
          <table:table-cell table:formula="of:=([.A232]=[.B23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</text:p>
          </table:table-cell>
          <table:table-cell table:formula="of:=([.A233]=[.B23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AUTORIZADO_CCON</text:p>
          </table:table-cell>
          <table:table-cell table:formula="of:=([.A234]=[.B23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AUTORIZADO_EVENTO</text:p>
          </table:table-cell>
          <table:table-cell table:formula="of:=([.A235]=[.B23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DESTINO</text:p>
          </table:table-cell>
          <table:table-cell table:formula="of:=([.A236]=[.B23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EXERCICIO</text:p>
          </table:table-cell>
          <table:table-cell table:formula="of:=([.A237]=[.B23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MAXI</text:p>
          </table:table-cell>
          <table:table-cell table:formula="of:=([.A238]=[.B23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ORIGEM</text:p>
          </table:table-cell>
          <table:table-cell table:formula="of:=([.A239]=[.B23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SUPE</text:p>
          </table:table-cell>
          <table:table-cell table:formula="of:=([.A240]=[.B24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SUPE_EXERCICIO</text:p>
          </table:table-cell>
          <table:table-cell table:formula="of:=([.A241]=[.B24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SUPERIOR_DESTINO</text:p>
          </table:table-cell>
          <table:table-cell table:formula="of:=([.A242]=[.B24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SUPERIOR_ORIGEM</text:p>
          </table:table-cell>
          <table:table-cell table:formula="of:=([.A243]=[.B24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SUPERIOR_VINC</text:p>
          </table:table-cell>
          <table:table-cell table:formula="of:=([.A244]=[.B24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GAO_VINC</text:p>
          </table:table-cell>
          <table:table-cell table:formula="of:=([.A245]=[.B24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IGEM_DESTINO_SERV</text:p>
          </table:table-cell>
          <table:table-cell table:formula="of:=([.A246]=[.B24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IGEM_INSCRICAO_EVENTO</text:p>
          </table:table-cell>
          <table:table-cell table:formula="of:=([.A247]=[.B24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IGEM_MATERIAL_NE</text:p>
          </table:table-cell>
          <table:table-cell table:formula="of:=([.A248]=[.B24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IGEM_RECEITA_NARE</text:p>
          </table:table-cell>
          <table:table-cell table:formula="of:=([.A249]=[.B24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ORIGEM_RECEITA2_NARE</text:p>
          </table:table-cell>
          <table:table-cell table:formula="of:=([.A250]=[.B25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AGAMENTO_GPS</text:p>
          </table:table-cell>
          <table:table-cell table:formula="of:=([.A251]=[.B25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AIS</text:p>
          </table:table-cell>
          <table:table-cell table:formula="of:=([.A252]=[.B25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ARAMETRO_CONTROLE_SFC</text:p>
          </table:table-cell>
          <table:table-cell table:formula="of:=([.A253]=[.B25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ARENTESCO_VINC</text:p>
          </table:table-cell>
          <table:table-cell table:formula="of:=([.A254]=[.B25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I</text:p>
          </table:table-cell>
          <table:table-cell table:formula="of:=([.A255]=[.B25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LANO_CARGO</text:p>
          </table:table-cell>
          <table:table-cell table:formula="of:=([.A256]=[.B25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O</text:p>
          </table:table-cell>
          <table:table-cell table:formula="of:=([.A257]=[.B25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ODER_ORGAO</text:p>
          </table:table-cell>
          <table:table-cell table:formula="of:=([.A258]=[.B25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ODER_SIORG</text:p>
          </table:table-cell>
          <table:table-cell table:formula="of:=([.A259]=[.B25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RODUTO</text:p>
          </table:table-cell>
          <table:table-cell table:formula="of:=([.A260]=[.B26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ROGRAMA_PT</text:p>
          </table:table-cell>
          <table:table-cell table:formula="of:=([.A261]=[.B26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ROVISORIO_EVENTO</text:p>
          </table:table-cell>
          <table:table-cell table:formula="of:=([.A262]=[.B26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T</text:p>
          </table:table-cell>
          <table:table-cell table:formula="of:=([.A263]=[.B26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PTRES</text:p>
          </table:table-cell>
          <table:table-cell table:formula="of:=([.A264]=[.B26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AVC_CCON</text:p>
          </table:table-cell>
          <table:table-cell table:formula="of:=([.A265]=[.B26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CEITA</text:p>
          </table:table-cell>
          <table:table-cell table:formula="of:=([.A266]=[.B26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CEITA_MUNICIPAL_ESTADUAL</text:p>
          </table:table-cell>
          <table:table-cell table:formula="of:=([.A267]=[.B26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COLHIMENTO_GRU</text:p>
          </table:table-cell>
          <table:table-cell table:formula="of:=([.A268]=[.B26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CURSO</text:p>
          </table:table-cell>
          <table:table-cell table:formula="of:=([.A269]=[.B26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GIAO</text:p>
          </table:table-cell>
          <table:table-cell table:formula="of:=([.A270]=[.B27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GIME_JURIDICO</text:p>
          </table:table-cell>
          <table:table-cell table:formula="of:=([.A271]=[.B27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_EXEC_NE_EVENTO</text:p>
          </table:table-cell>
          <table:table-cell table:formula="of:=([.A272]=[.B27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_FORE_EVENTO</text:p>
          </table:table-cell>
          <table:table-cell table:formula="of:=([.A273]=[.B27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_GESTAO_EMITENTE_EVENTO</text:p>
          </table:table-cell>
          <table:table-cell table:formula="of:=([.A274]=[.B27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_TIPO_ADMIN_EVENTO</text:p>
          </table:table-cell>
          <table:table-cell table:formula="of:=([.A275]=[.B27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_UG_EMITENTE_EVENTO</text:p>
          </table:table-cell>
          <table:table-cell table:formula="of:=([.A276]=[.B27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_UG_FAVO_EVENTO</text:p>
          </table:table-cell>
          <table:table-cell table:formula="of:=([.A277]=[.B27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RICAO_FONTE_EVENTO</text:p>
          </table:table-cell>
          <table:table-cell table:formula="of:=([.A278]=[.B27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TRICAO_UO_EVENTO</text:p>
          </table:table-cell>
          <table:table-cell table:formula="of:=([.A279]=[.B27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ESULTADO_LEI</text:p>
          </table:table-cell>
          <table:table-cell table:formula="of:=([.A280]=[.B28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IP</text:p>
          </table:table-cell>
          <table:table-cell table:formula="of:=([.A281]=[.B28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TN_CEOR</text:p>
          </table:table-cell>
          <table:table-cell table:formula="of:=([.A282]=[.B28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UBRICA_NARE</text:p>
          </table:table-cell>
          <table:table-cell table:formula="of:=([.A283]=[.B28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UBRICA_VINC</text:p>
          </table:table-cell>
          <table:table-cell table:formula="of:=([.A284]=[.B28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RUBRICA2_NARE</text:p>
          </table:table-cell>
          <table:table-cell table:formula="of:=([.A285]=[.B28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EXO</text:p>
          </table:table-cell>
          <table:table-cell table:formula="of:=([.A286]=[.B28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MPLES_GFIP</text:p>
          </table:table-cell>
          <table:table-cell table:formula="of:=([.A287]=[.B28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</text:p>
          </table:table-cell>
          <table:table-cell table:formula="of:=([.A288]=[.B28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1</text:p>
          </table:table-cell>
          <table:table-cell table:formula="of:=([.A289]=[.B28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2</text:p>
          </table:table-cell>
          <table:table-cell table:formula="of:=([.A290]=[.B29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3</text:p>
          </table:table-cell>
          <table:table-cell table:formula="of:=([.A291]=[.B29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4</text:p>
          </table:table-cell>
          <table:table-cell table:formula="of:=([.A292]=[.B29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5</text:p>
          </table:table-cell>
          <table:table-cell table:formula="of:=([.A293]=[.B29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6</text:p>
          </table:table-cell>
          <table:table-cell table:formula="of:=([.A294]=[.B29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7</text:p>
          </table:table-cell>
          <table:table-cell table:formula="of:=([.A295]=[.B29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8</text:p>
          </table:table-cell>
          <table:table-cell table:formula="of:=([.A296]=[.B29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09</text:p>
          </table:table-cell>
          <table:table-cell table:formula="of:=([.A297]=[.B29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0</text:p>
          </table:table-cell>
          <table:table-cell table:formula="of:=([.A298]=[.B29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1</text:p>
          </table:table-cell>
          <table:table-cell table:formula="of:=([.A299]=[.B29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2</text:p>
          </table:table-cell>
          <table:table-cell table:formula="of:=([.A300]=[.B30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3</text:p>
          </table:table-cell>
          <table:table-cell table:formula="of:=([.A301]=[.B30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4</text:p>
          </table:table-cell>
          <table:table-cell table:formula="of:=([.A302]=[.B30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5</text:p>
          </table:table-cell>
          <table:table-cell table:formula="of:=([.A303]=[.B30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6</text:p>
          </table:table-cell>
          <table:table-cell table:formula="of:=([.A304]=[.B30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7</text:p>
          </table:table-cell>
          <table:table-cell table:formula="of:=([.A305]=[.B30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8</text:p>
          </table:table-cell>
          <table:table-cell table:formula="of:=([.A306]=[.B30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19</text:p>
          </table:table-cell>
          <table:table-cell table:formula="of:=([.A307]=[.B30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ORG_N20</text:p>
          </table:table-cell>
          <table:table-cell table:formula="of:=([.A308]=[.B30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DIEX</text:p>
          </table:table-cell>
          <table:table-cell table:formula="of:=([.A309]=[.B30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DOC</text:p>
          </table:table-cell>
          <table:table-cell table:formula="of:=([.A310]=[.B31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DOCUMENTO_FINA_TV</text:p>
          </table:table-cell>
          <table:table-cell table:formula="of:=([.A311]=[.B31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FUNC_VINC_SERV</text:p>
          </table:table-cell>
          <table:table-cell table:formula="of:=([.A312]=[.B31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ICC</text:p>
          </table:table-cell>
          <table:table-cell table:formula="of:=([.A313]=[.B31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RFB_ENTI</text:p>
          </table:table-cell>
          <table:table-cell table:formula="of:=([.A314]=[.B31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TV</text:p>
          </table:table-cell>
          <table:table-cell table:formula="of:=([.A315]=[.B31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ITUACAO_VINC_SERV</text:p>
          </table:table-cell>
          <table:table-cell table:formula="of:=([.A316]=[.B31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T_UPAG_SIAPE</text:p>
          </table:table-cell>
          <table:table-cell table:formula="of:=([.A317]=[.B31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ACAO_PI</text:p>
          </table:table-cell>
          <table:table-cell table:formula="of:=([.A318]=[.B31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ALINEA2_NARE</text:p>
          </table:table-cell>
          <table:table-cell table:formula="of:=([.A319]=[.B31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FUNCAO_PT</text:p>
          </table:table-cell>
          <table:table-cell table:formula="of:=([.A320]=[.B32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GRUPO_CCON</text:p>
          </table:table-cell>
          <table:table-cell table:formula="of:=([.A321]=[.B32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GRUPO_EXERCICIO_CCON</text:p>
          </table:table-cell>
          <table:table-cell table:formula="of:=([.A322]=[.B32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GRUPO_RUBRICA</text:p>
          </table:table-cell>
          <table:table-cell table:formula="of:=([.A323]=[.B32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NATUREZA_JURIDICA_SIORG</text:p>
          </table:table-cell>
          <table:table-cell table:formula="of:=([.A324]=[.B32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NIVEL_FUNCAO</text:p>
          </table:table-cell>
          <table:table-cell table:formula="of:=([.A325]=[.B32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ORGAO</text:p>
          </table:table-cell>
          <table:table-cell table:formula="of:=([.A326]=[.B32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ORGAO_EXERCICIO</text:p>
          </table:table-cell>
          <table:table-cell table:formula="of:=([.A327]=[.B32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ORGAO_UG</text:p>
          </table:table-cell>
          <table:table-cell table:formula="of:=([.A328]=[.B32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ORGAO_UG_EXERCICIO</text:p>
          </table:table-cell>
          <table:table-cell table:formula="of:=([.A329]=[.B32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TITULO_CCON</text:p>
          </table:table-cell>
          <table:table-cell table:formula="of:=([.A330]=[.B33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BTITULO_EXERCICIO_CCON</text:p>
          </table:table-cell>
          <table:table-cell table:formula="of:=([.A331]=[.B33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SUPERAVIT_FINA_EVENTO</text:p>
          </table:table-cell>
          <table:table-cell table:formula="of:=([.A332]=[.B33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AXA_CAMBIO</text:p>
          </table:table-cell>
          <table:table-cell table:formula="of:=([.A333]=[.B33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AXA_CAMBIO_MENSAL</text:p>
          </table:table-cell>
          <table:table-cell table:formula="of:=([.A334]=[.B33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EMA_ITEM</text:p>
          </table:table-cell>
          <table:table-cell table:formula="of:=([.A335]=[.B33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EMA_ITEM_INFORMACAO</text:p>
          </table:table-cell>
          <table:table-cell table:formula="of:=([.A336]=[.B33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EMATICA_PO</text:p>
          </table:table-cell>
          <table:table-cell table:formula="of:=([.A337]=[.B33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IPO_RECEITA2_NARE</text:p>
          </table:table-cell>
          <table:table-cell table:formula="of:=([.A338]=[.B33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ITULO_CCON</text:p>
          </table:table-cell>
          <table:table-cell table:formula="of:=([.A339]=[.B33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ITULO_EXERCICIO_CCON</text:p>
          </table:table-cell>
          <table:table-cell table:formula="of:=([.A340]=[.B34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ADMIN_ORGAO</text:p>
          </table:table-cell>
          <table:table-cell table:formula="of:=([.A341]=[.B34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APROPRIACAO_PO</text:p>
          </table:table-cell>
          <table:table-cell table:formula="of:=([.A342]=[.B34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ARRECADACAO</text:p>
          </table:table-cell>
          <table:table-cell table:formula="of:=([.A343]=[.B34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CCOR</text:p>
          </table:table-cell>
          <table:table-cell table:formula="of:=([.A344]=[.B34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CONTA_DOBA</text:p>
          </table:table-cell>
          <table:table-cell table:formula="of:=([.A345]=[.B34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CONTRAGARANTIA_DIEX</text:p>
          </table:table-cell>
          <table:table-cell table:formula="of:=([.A346]=[.B34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CONTRATO_DIEX</text:p>
          </table:table-cell>
          <table:table-cell table:formula="of:=([.A347]=[.B34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CORRECAO_PI</text:p>
          </table:table-cell>
          <table:table-cell table:formula="of:=([.A348]=[.B34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CREDITO</text:p>
          </table:table-cell>
          <table:table-cell table:formula="of:=([.A349]=[.B34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DESPESA</text:p>
          </table:table-cell>
          <table:table-cell table:formula="of:=([.A350]=[.B35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DESTINACAO_RECEITA</text:p>
          </table:table-cell>
          <table:table-cell table:formula="of:=([.A351]=[.B35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DETA_FONTE</text:p>
          </table:table-cell>
          <table:table-cell table:formula="of:=([.A352]=[.B35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DOC_CCOR</text:p>
          </table:table-cell>
          <table:table-cell table:formula="of:=([.A353]=[.B35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DOCUMENTO</text:p>
          </table:table-cell>
          <table:table-cell table:formula="of:=([.A354]=[.B35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DOCUMENTO_FINANCEIRO_TV</text:p>
          </table:table-cell>
          <table:table-cell table:formula="of:=([.A355]=[.B35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ENTIDADE</text:p>
          </table:table-cell>
          <table:table-cell table:formula="of:=([.A356]=[.B35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ENTRADA_DADOS_LIFA_OB</text:p>
          </table:table-cell>
          <table:table-cell table:formula="of:=([.A357]=[.B35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GARANTIA_DIEX</text:p>
          </table:table-cell>
          <table:table-cell table:formula="of:=([.A358]=[.B35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GRU</text:p>
          </table:table-cell>
          <table:table-cell table:formula="of:=([.A359]=[.B35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INSTRUMENTO_LEGAL_ND</text:p>
          </table:table-cell>
          <table:table-cell table:formula="of:=([.A360]=[.B36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ND</text:p>
          </table:table-cell>
          <table:table-cell table:formula="of:=([.A361]=[.B36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NE</text:p>
          </table:table-cell>
          <table:table-cell table:formula="of:=([.A362]=[.B36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NS</text:p>
          </table:table-cell>
          <table:table-cell table:formula="of:=([.A363]=[.B36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OB</text:p>
          </table:table-cell>
          <table:table-cell table:formula="of:=([.A364]=[.B36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PAGAMENTO_OB</text:p>
          </table:table-cell>
          <table:table-cell table:formula="of:=([.A365]=[.B36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PI</text:p>
          </table:table-cell>
          <table:table-cell table:formula="of:=([.A366]=[.B36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RA</text:p>
          </table:table-cell>
          <table:table-cell table:formula="of:=([.A367]=[.B36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RECEITA</text:p>
          </table:table-cell>
          <table:table-cell table:formula="of:=([.A368]=[.B36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RECOLHEDOR_RECEITA</text:p>
          </table:table-cell>
          <table:table-cell table:formula="of:=([.A369]=[.B36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RELACIONAMENTO_ORGAO</text:p>
          </table:table-cell>
          <table:table-cell table:formula="of:=([.A370]=[.B37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TV</text:p>
          </table:table-cell>
          <table:table-cell table:formula="of:=([.A371]=[.B37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UNIDADE_SIORG</text:p>
          </table:table-cell>
          <table:table-cell table:formula="of:=([.A372]=[.B37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UTILIZACAO_EVENTO</text:p>
          </table:table-cell>
          <table:table-cell table:formula="of:=([.A373]=[.B37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P_VALOR_RA</text:p>
          </table:table-cell>
          <table:table-cell table:formula="of:=([.A374]=[.B37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TV</text:p>
          </table:table-cell>
          <table:table-cell table:formula="of:=([.A375]=[.B37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F</text:p>
          </table:table-cell>
          <table:table-cell table:formula="of:=([.A376]=[.B37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</text:p>
          </table:table-cell>
          <table:table-cell table:formula="of:=([.A377]=[.B37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_ACERTO_SIAPE</text:p>
          </table:table-cell>
          <table:table-cell table:formula="of:=([.A378]=[.B37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_AUTORIZADA_CCON</text:p>
          </table:table-cell>
          <table:table-cell table:formula="of:=([.A379]=[.B37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_AUTORIZADA_EVENTO</text:p>
          </table:table-cell>
          <table:table-cell table:formula="of:=([.A380]=[.B38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_EXERCICIO</text:p>
          </table:table-cell>
          <table:table-cell table:formula="of:=([.A381]=[.B38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_RESP_COFIN_DIEX</text:p>
          </table:table-cell>
          <table:table-cell table:formula="of:=([.A382]=[.B38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G_UPAG_C</text:p>
          </table:table-cell>
          <table:table-cell table:formula="of:=([.A383]=[.B38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NIDADE_MEDIDA</text:p>
          </table:table-cell>
          <table:table-cell table:formula="of:=([.A384]=[.B38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</text:p>
          </table:table-cell>
          <table:table-cell table:formula="of:=([.A385]=[.B38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_EXERCICIO</text:p>
          </table:table-cell>
          <table:table-cell table:formula="of:=([.A386]=[.B38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_PT_INICIATIVA</text:p>
          </table:table-cell>
          <table:table-cell table:formula="of:=([.A387]=[.B38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RG_VINC</text:p>
          </table:table-cell>
          <table:table-cell table:formula="of:=([.A388]=[.B38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RG_VINC_N1</text:p>
          </table:table-cell>
          <table:table-cell table:formula="of:=([.A389]=[.B38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RG_VINC_N2</text:p>
          </table:table-cell>
          <table:table-cell table:formula="of:=([.A390]=[.B39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ORG_VINC_N3</text:p>
          </table:table-cell>
          <table:table-cell table:formula="of:=([.A391]=[.B39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PAG</text:p>
          </table:table-cell>
          <table:table-cell table:formula="of:=([.A392]=[.B39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PAG_C_SIAPE</text:p>
          </table:table-cell>
          <table:table-cell table:formula="of:=([.A393]=[.B39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PAG_SIAPE</text:p>
          </table:table-cell>
          <table:table-cell table:formula="of:=([.A394]=[.B39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PAG_UG_SIAPE</text:p>
          </table:table-cell>
          <table:table-cell table:formula="of:=([.A395]=[.B39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PAG_VINC</text:p>
          </table:table-cell>
          <table:table-cell table:formula="of:=([.A396]=[.B39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SO_INSCRICAO_EVENTO</text:p>
          </table:table-cell>
          <table:table-cell table:formula="of:=([.A397]=[.B39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TILIZACAO_SIAFI_ORGAO</text:p>
          </table:table-cell>
          <table:table-cell table:formula="of:=([.A398]=[.B39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UTILIZACAO_SIASG_ORGAO</text:p>
          </table:table-cell>
          <table:table-cell table:formula="of:=([.A399]=[.B39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VALIDA_CLAS_ORCA_EVENTO</text:p>
          </table:table-cell>
          <table:table-cell table:formula="of:=([.A400]=[.B40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VERIFICA_SALDO_EVENTO</text:p>
          </table:table-cell>
          <table:table-cell table:formula="of:=([.A401]=[.B40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D_VINCULACAO_PAGAMENTO</text:p>
          </table:table-cell>
          <table:table-cell table:formula="of:=([.A402]=[.B40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ACOM_ORCAMENTARIO_LOGA</text:p>
          </table:table-cell>
          <table:table-cell table:formula="of:=([.A403]=[.B40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ACOM_ORCAMENTARIO_PO</text:p>
          </table:table-cell>
          <table:table-cell table:formula="of:=([.A404]=[.B40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CUSTO_DIRETO</text:p>
          </table:table-cell>
          <table:table-cell table:formula="of:=([.A405]=[.B40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DOC_NE</text:p>
          </table:table-cell>
          <table:table-cell table:formula="of:=([.A406]=[.B40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DOCUMENTO</text:p>
          </table:table-cell>
          <table:table-cell table:formula="of:=([.A407]=[.B40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ITEM_CENTRO_CUSTO</text:p>
          </table:table-cell>
          <table:table-cell table:formula="of:=([.A408]=[.B40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LANCAMENTO</text:p>
          </table:table-cell>
          <table:table-cell table:formula="of:=([.A409]=[.B40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F_LANCAMENTO_EE01</text:p>
          </table:table-cell>
          <table:table-cell/>
          <table:table-cell table:formula="of:=([.A410]=[.B410]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LANCAMENTO_EP01</text:p>
          </table:table-cell>
          <table:table-cell table:formula="of:=([.A411]=[.B41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LANCAMENTO_EP02</text:p>
          </table:table-cell>
          <table:table-cell table:formula="of:=([.A412]=[.B412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LANCAMENTO_EP03</text:p>
          </table:table-cell>
          <table:table-cell table:formula="of:=([.A413]=[.B413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LANCAMENTO_EP04</text:p>
          </table:table-cell>
          <table:table-cell table:formula="of:=([.A414]=[.B414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LANCAMENTO_EP20</text:p>
          </table:table-cell>
          <table:table-cell table:formula="of:=([.A415]=[.B415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PAGAMENTO</text:p>
          </table:table-cell>
          <table:table-cell table:formula="of:=([.A416]=[.B416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PENSIONISTA_SIAPE_CUSTO</text:p>
          </table:table-cell>
          <table:table-cell table:formula="of:=([.A417]=[.B417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PENSIONISTA_SIAPE_CUSTO_01</text:p>
          </table:table-cell>
          <table:table-cell table:formula="of:=([.A418]=[.B418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SERVIDOR_SIAPE_CUSTO</text:p>
          </table:table-cell>
          <table:table-cell table:formula="of:=([.A419]=[.B419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WF_SERVIDOR_SIAPE_CUSTO_01</text:p>
          </table:table-cell>
          <table:table-cell table:formula="of:=([.A420]=[.B420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9"/>
          <table:table-cell table:formula="of:=([.A421]=[.B421]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([.A422]=[.B422])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ompara Tabelas ou arquivos em colunas'.B1:'Compara Tabelas ou arquivos em colunas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1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petido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09:34:27.9615517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6:29:58.476308993</meta:creation-date>
    <dc:date>2019-02-08T12:15:51.062980709</dc:date>
    <meta:editing-duration>P1DT1H24M5S</meta:editing-duration>
    <meta:editing-cycles>3</meta:editing-cycles>
    <meta:generator>LibreOffice/6.0.3.2$Linux_X86_64 LibreOffice_project/00m0$Build-2</meta:generator>
    <meta:document-statistic meta:table-count="1" meta:cell-count="1263" meta:object-count="0"/>
  </office:meta>
</office:document-meta>
</file>